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table:align="left" style:shadow="none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911cm"/>
    </style:style>
    <style:style style:name="Tabla1.C" style:family="table-column">
      <style:table-column-properties style:column-width="0.688cm"/>
    </style:style>
    <style:style style:name="Tabla1.D" style:family="table-column">
      <style:table-column-properties style:column-width="5.001cm"/>
    </style:style>
    <style:style style:name="Tabla1.E" style:family="table-column">
      <style:table-column-properties style:column-width="1.11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709c" officeooo:paragraph-rsid="0000709c"/>
    </style:style>
    <style:style style:name="P2" style:family="paragraph" style:parent-style-name="Standard">
      <style:text-properties fo:font-weight="bold" officeooo:rsid="00013fa1" officeooo:paragraph-rsid="00013fa1" style:font-weight-asian="bold" style:font-weight-complex="bold"/>
    </style:style>
    <style:style style:name="P3" style:family="paragraph" style:parent-style-name="Standard">
      <style:text-properties fo:font-weight="bold" officeooo:rsid="0002d35b" officeooo:paragraph-rsid="0002d35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officeooo:rsid="0000709c" officeooo:paragraph-rsid="0000709c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0709c" officeooo:paragraph-rsid="0000709c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013fa1" officeooo:paragraph-rsid="00013fa1"/>
    </style:style>
    <style:style style:name="P7" style:family="paragraph" style:parent-style-name="Standard">
      <style:text-properties officeooo:rsid="0002d35b" officeooo:paragraph-rsid="0002d35b"/>
    </style:style>
    <style:style style:name="P8" style:family="paragraph" style:parent-style-name="Table_20_Contents">
      <style:text-properties fo:font-weight="bold" officeooo:rsid="00043c5f" officeooo:paragraph-rsid="00043c5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aae1" style:font-weight-asian="bold" style:font-weight-complex="bold"/>
    </style:style>
    <style:style style:name="T3" style:family="text">
      <style:text-properties officeooo:rsid="0004aa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cha del Consejo Comunal</text:p>
      <text:p text:style-name="P1"/>
      <text:p text:style-name="P5">Nombre_Consejo_Comunal</text:p>
      <text:p text:style-name="P1"/>
      <text:p text:style-name="P4"><text:span text:style-name="T2">Código: </text:span>situr_code</text:p>
      <text:p text:style-name="P1"/>
      <text:p text:style-name="P6"><text:span text:style-name="T1">Fecha de creación:</text:span> creation_date</text:p>
      <text:p text:style-name="P6"/>
      <text:p text:style-name="P2">Ubicación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3">Estado</text:p>
          </table:table-cell>
          <table:table-cell table:style-name="Tabla1.B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8">Cantidad de casas</text:p>
          </table:table-cell>
          <table:table-cell table:style-name="Tabla1.B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3">Municipio</text:p>
          </table:table-cell>
          <table:table-cell table:style-name="Tabla1.B2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8">Cantidad de edificio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3">Parroquia</text:p>
          </table:table-cell>
          <table:table-cell table:style-name="Tabla1.B2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8">Cantidad de familia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3">Sector</text:p>
          </table:table-cell>
          <table:table-cell table:style-name="Tabla1.B2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8">Distribuciones</text:p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P6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3:24:06.243283180</meta:creation-date>
    <dc:date>2017-08-17T14:43:33.181765369</dc:date>
    <meta:editing-duration>PT18M59S</meta:editing-duration>
    <meta:editing-cycles>3</meta:editing-cycles>
    <meta:generator>LibreOffice/5.1.6.2$Linux_x86 LibreOffice_project/10m0$Build-2</meta:generator>
    <meta:document-statistic meta:table-count="1" meta:image-count="0" meta:object-count="0" meta:page-count="1" meta:paragraph-count="13" meta:word-count="26" meta:character-count="208" meta:non-whitespace-character-count="195"/>
  </office:meta>
</office:document-meta>
</file>